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19473e" officeooo:paragraph-rsid="0019473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19473e" officeooo:paragraph-rsid="0019473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d70f2" officeooo:paragraph-rsid="001d70f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bold" officeooo:rsid="00195a87" officeooo:paragraph-rsid="00195a8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1e0174" officeooo:paragraph-rsid="001e017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19473e" officeooo:paragraph-rsid="0019473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19473e" officeooo:paragraph-rsid="0019473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normal" officeooo:rsid="0019473e" officeooo:paragraph-rsid="0019473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5a87" style:font-weight-asian="normal" style:font-weight-complex="normal"/>
    </style:style>
    <style:style style:name="T3" style:family="text">
      <style:text-properties fo:font-weight="normal" officeooo:rsid="001e0174" style:font-weight-asian="normal" style:font-weight-complex="normal"/>
    </style:style>
    <style:style style:name="T4" style:family="text">
      <style:text-properties fo:font-weight="normal" officeooo:rsid="002250a0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b3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union d<text:span text:style-name="T7">'ENS en grève du</text:span> 16 septembre</text:p>
      <text:p text:style-name="P3">Relevé de décisions</text:p>
      <text:p text:style-name="P6"/>
      <text:p text:style-name="P2">A qui vont les sous :<text:span text:style-name="T1"> il nous reste 4 000 euros, Anaïs contacte Vanessa de la maison de retraite de Saint-Denis. Soit on leur donne tout, soit on donne aussi aux postiers. Un vote sera fait sur le Loomio.</text:span></text:p>
      <text:p text:style-name="P4"><text:span text:style-name="T1">On vide d'abord le compte de Margot. </text:span><text:span text:style-name="T6">A priori on peut rester sur le compte de la CNT mais on s'informe sur les comptes bancaires disponibles au cas où la mobilisation reprendrait. Idée d'ouvrir un compte à l'ANEF ou au crédit coopératif car plus cohérent avec nos idées.</text:span></text:p>
      <text:p text:style-name="P6"/>
      <text:p text:style-name="P2">Modification du bureau :</text:p>
      <text:p text:style-name="P7">Modification temporaire en attendant que de nouvelles personnes s'investissent</text:p>
      <text:p text:style-name="P2"><text:span text:style-name="T1">-Anaïs présidente et trésorière</text:span></text:p>
      <text:p text:style-name="P2"><text:span text:style-name="T1">-Secrétaire : Alexis</text:span></text:p>
      <text:p text:style-name="P2"/>
      <text:p text:style-name="P2"><text:span text:style-name="T1">Idée de faire venir des gens de la CGT Ulm en Cachan en réunion, de les tenir au courant des grèves en cours et d'être en contact régulier avec eux/elles</text:span></text:p>
      <text:p text:style-name="P2"/>
      <text:p text:style-name="P2"><text:span text:style-name="T1">Idée de créer une struct</text:span><text:span text:style-name="T2">u</text:span><text:span text:style-name="T1">re « Professeur-e-s du supérieur en grève » en leur fournissant les outils pour ça (site, compte). Prof-e-s intéressé-e-s : Ludivine Bantigny, Ugo Palheta.</text:span></text:p>
      <text:p text:style-name="P2"/>
      <text:p text:style-name="P2">AG prévue dans deux semaines<text:span text:style-name="T1"> à </text:span><text:span text:style-name="T3">Ulm </text:span><text:span text:style-name="T1">en tractant, </text:span><text:span text:style-name="T4">diffusant sur listes mail et</text:span><text:span text:style-name="T1"> réseaux sociaux, </text:span><text:span text:style-name="T3">pour faire venir de nouvelles personnes</text:span></text:p>
      <text:p text:style-name="P2"><text:span text:style-name="T1">Nino fait un framadate.</text:span></text:p>
      <text:p text:style-name="P2"><text:span text:style-name="T1">Anaïs et Thibaud envoient une ébauche de tract sur le Loomio.</text:span></text:p>
      <text:p text:style-name="P5"><text:span text:style-name="T1">Raph va au comité de mob de Cachan pour voir si on essaie de faire une réunion d'information à Cachan aussi.</text:span></text:p>
      <text:p text:style-name="P2"><text:span text:style-name="T1">On attend de voir les prochaines dates de mob avant de publiciser l'événement et de décider de la date.</text:span></text:p>
      <text:p text:style-name="P2"/>
      <text:p text:style-name="P7">Parler de ce qu'on a fait : les outils, les blocages, les collectes </text:p>
      <text:p text:style-name="P7"/>
      <text:p text:style-name="P8">Perspectives pour la suite à évoquer en réunion :</text:p>
      <text:p text:style-name="P2"><text:span text:style-name="T1">-tribune sur salaire étudiant </text:span></text:p>
      <text:p text:style-name="P2"><text:span text:style-name="T1">-mobilisation des profs</text:span></text:p>
      <text:p text:style-name="P2"><text:span text:style-name="T1">-groupes de réflexion sur le droit du travail ou l'économ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ïs </meta:initial-creator>
    <meta:creation-date>2016-09-16T19:29:24.904693000</meta:creation-date>
    <dc:date>2016-09-16T19:42:06.462575000</dc:date>
    <dc:creator>Anaïs </dc:creator>
    <meta:editing-duration>PT12M37S</meta:editing-duration>
    <meta:editing-cycles>12</meta:editing-cycles>
    <meta:generator>LibreOffice/4.3.5.2$MacOSX_x86 LibreOffice_project/3a87456aaa6a95c63eea1c1b3201acedf0751bd5</meta:generator>
    <meta:document-statistic meta:table-count="0" meta:image-count="0" meta:object-count="0" meta:page-count="1" meta:paragraph-count="20" meta:word-count="292" meta:character-count="1674" meta:non-whitespace-character-count="1400"/>
  </office:meta>
</office:document-meta>
</file>